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10000003A7AE409B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&quot;Anthropic Sans&quot;" svg:font-family="'&quot;Anthropic Sans&quot;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444441" draw:textarea-horizontal-align="center" draw:textarea-vertical-align="middle" loext:decorative="false"/>
    </style:style>
    <style:style style:name="gr2" style:family="graphic" style:parent-style-name="standard">
      <style:graphic-properties draw:stroke="solid" draw:stroke-dash="Dash_20_Dot_20_1" svg:stroke-width="0.009cm" svg:stroke-color="#b4b2a9" draw:stroke-linejoin="miter" svg:stroke-linecap="butt" draw:fill="none" draw:fill-color="#444441" draw:textarea-horizontal-align="center" draw:textarea-vertical-align="middle" fo:padding-top="0.129cm" fo:padding-bottom="0.129cm" fo:padding-left="0.254cm" fo:padding-right="0.254cm" loext:decorative="false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254cm" fo:min-width="1.67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dash" draw:stroke-dash="Dash_20_Dot_20_1" svg:stroke-width="0cm" svg:stroke-color="#9c9a92" draw:stroke-linejoin="none" svg:stroke-linecap="round" draw:fill="solid" draw:fill-color="#444441" draw:textarea-horizontal-align="center" draw:textarea-vertical-align="middle" loext:decorative="fals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254cm" fo:min-width="2.49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237cm" fo:min-width="3.89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dash" draw:stroke-dash="Dash_20_Dot_20_1" svg:stroke-width="0cm" svg:stroke-color="#9c9a92" draw:stroke-linejoin="none" svg:stroke-linecap="round" draw:fill="solid" draw:fill-color="#3c3489" draw:textarea-horizontal-align="center" draw:textarea-vertical-align="middle" loext:decorative="false"/>
    </style:style>
    <style:style style:name="gr8" style:family="graphic" style:parent-style-name="standard">
      <style:graphic-properties draw:stroke="solid" draw:stroke-dash="Dash_20_Dot_20_1" svg:stroke-width="0.009cm" svg:stroke-color="#afa9ec" draw:stroke-linejoin="miter" svg:stroke-linecap="butt" draw:fill="none" draw:fill-color="#3c3489" draw:textarea-horizontal-align="center" draw:textarea-vertical-align="middle" fo:padding-top="0.129cm" fo:padding-bottom="0.129cm" fo:padding-left="0.254cm" fo:padding-right="0.254cm" loext:decorative="false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254cm" fo:min-width="3.29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dash" draw:stroke-dash="Dash_20_Dot_20_1" svg:stroke-width="0cm" svg:stroke-color="#9c9a92" draw:stroke-linejoin="none" svg:stroke-linecap="round" draw:fill="solid" draw:fill-color="#633806" draw:textarea-horizontal-align="center" draw:textarea-vertical-align="middle" loext:decorative="false"/>
    </style:style>
    <style:style style:name="gr11" style:family="graphic" style:parent-style-name="standard">
      <style:graphic-properties draw:stroke="solid" draw:stroke-dash="Dash_20_Dot_20_1" svg:stroke-width="0.009cm" svg:stroke-color="#ef9f27" draw:stroke-linejoin="miter" svg:stroke-linecap="butt" draw:fill="none" draw:fill-color="#633806" draw:textarea-horizontal-align="center" draw:textarea-vertical-align="middle" fo:padding-top="0.129cm" fo:padding-bottom="0.129cm" fo:padding-left="0.254cm" fo:padding-right="0.254cm" loext:decorative="false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254cm" fo:min-width="1.68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237cm" fo:min-width="1.26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254cm" fo:min-width="1.80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237cm" fo:min-width="1.96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254cm" fo:min-width="1.38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237cm" fo:min-width="1.80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254cm" fo:min-width="2.01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dash" draw:stroke-dash="Dash_20_Dot_20_1" svg:stroke-width="0cm" svg:stroke-color="#ef9f27" draw:stroke-linejoin="none" svg:stroke-linecap="butt" draw:fill="solid" draw:fill-color="#0c447c" draw:textarea-horizontal-align="center" draw:textarea-vertical-align="middle" loext:decorative="false"/>
    </style:style>
    <style:style style:name="gr20" style:family="graphic" style:parent-style-name="standard">
      <style:graphic-properties draw:stroke="solid" draw:stroke-dash="Dash_20_Dot_20_1" svg:stroke-width="0.009cm" svg:stroke-color="#85b7eb" draw:stroke-linejoin="miter" svg:stroke-linecap="butt" draw:fill="none" draw:fill-color="#0c447c" draw:textarea-horizontal-align="center" draw:textarea-vertical-align="middle" fo:padding-top="0.129cm" fo:padding-bottom="0.129cm" fo:padding-left="0.254cm" fo:padding-right="0.254cm" loext:decorative="false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254cm" fo:min-width="1.91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237cm" fo:min-width="1.58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dash" draw:stroke-dash="Dash_20_Dot_20_1" svg:stroke-width="0cm" svg:stroke-color="#9c9a92" draw:stroke-linejoin="none" svg:stroke-linecap="round" draw:fill="solid" draw:fill-color="#262624" draw:textarea-horizontal-align="center" draw:textarea-vertical-align="middle" loext:decorative="false"/>
    </style:style>
    <style:style style:name="gr24" style:family="graphic" style:parent-style-name="standard">
      <style:graphic-properties draw:stroke="solid" draw:stroke-dash="Dash_20_Dot_20_1" svg:stroke-width="0.009cm" svg:stroke-color="#dedcd1" draw:stroke-linejoin="miter" svg:stroke-linecap="butt" draw:fill="none" draw:fill-color="#262624" draw:textarea-horizontal-align="center" draw:textarea-vertical-align="middle" fo:padding-top="0.129cm" fo:padding-bottom="0.129cm" fo:padding-left="0.254cm" fo:padding-right="0.254cm" loext:decorative="false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237cm" fo:min-width="0.54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237cm" fo:min-width="0.42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solid" draw:stroke-dash="Dash_20_Dot_20_1" svg:stroke-width="0.009cm" svg:stroke-color="#dedcd1" draw:stroke-linejoin="miter" svg:stroke-linecap="butt" draw:textarea-horizontal-align="center" draw:textarea-vertical-align="middle" fo:padding-top="0.129cm" fo:padding-bottom="0.129cm" fo:padding-left="0.254cm" fo:padding-right="0.254cm" loext:decorative="false"/>
    </style:style>
    <style:style style:name="gr28" style:family="graphic" style:parent-style-name="standard">
      <style:graphic-properties draw:stroke="dash" draw:stroke-dash="Dash_20_Dot_20_1" svg:stroke-width="0cm" svg:stroke-color="#9c9a92" draw:stroke-linejoin="none" svg:stroke-linecap="round" draw:fill="solid" draw:fill-color="#0c447c" draw:textarea-horizontal-align="center" draw:textarea-vertical-align="middle" loext:decorative="false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254cm" fo:min-width="1.96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254cm" fo:min-width="1.77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237cm" fo:min-width="1.75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254cm" fo:min-width="1.9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dash" draw:stroke-dash="Dash_20_Dot_20_1" svg:stroke-width="0cm" svg:stroke-color="#85b7eb" draw:stroke-linejoin="none" svg:stroke-linecap="butt" draw:fill="solid" draw:fill-color="#712b13" draw:textarea-horizontal-align="center" draw:textarea-vertical-align="middle" loext:decorative="false"/>
    </style:style>
    <style:style style:name="gr34" style:family="graphic" style:parent-style-name="standard">
      <style:graphic-properties draw:stroke="solid" draw:stroke-dash="Dash_20_Dot_20_1" svg:stroke-width="0.009cm" svg:stroke-color="#f0997b" draw:stroke-linejoin="miter" svg:stroke-linecap="butt" draw:fill="none" draw:fill-color="#712b13" draw:textarea-horizontal-align="center" draw:textarea-vertical-align="middle" fo:padding-top="0.129cm" fo:padding-bottom="0.129cm" fo:padding-left="0.254cm" fo:padding-right="0.254cm" loext:decorative="false"/>
    </style:style>
    <style:style style:name="gr35" style:family="graphic" style:parent-style-name="standard">
      <style:graphic-properties draw:stroke="none" draw:fill="none" draw:fill-color="#ffffff" draw:textarea-horizontal-align="left" draw:auto-grow-width="true" fo:min-height="0.254cm" fo:min-width="1.46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254cm" fo:min-width="1.55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237cm" fo:min-width="1.68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254cm" fo:min-width="2.08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237cm" fo:min-width="1.48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dash" draw:stroke-dash="Dash_20_Dot_20_1" svg:stroke-width="0cm" svg:stroke-color="#9c9a92" draw:stroke-linejoin="none" svg:stroke-linecap="round" draw:fill="solid" draw:fill-color="#712b13" draw:textarea-horizontal-align="center" draw:textarea-vertical-align="middle" loext:decorative="false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0.237cm" fo:min-width="1.9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dash" draw:stroke-dash="Dash_20_Dot_20_1" svg:stroke-width="0cm" svg:stroke-color="#9c9a92" draw:stroke-linejoin="none" svg:stroke-linecap="round" draw:fill="solid" draw:fill-color="#085041" draw:textarea-horizontal-align="center" draw:textarea-vertical-align="middle" loext:decorative="false"/>
    </style:style>
    <style:style style:name="gr43" style:family="graphic" style:parent-style-name="standard">
      <style:graphic-properties draw:stroke="solid" draw:stroke-dash="Dash_20_Dot_20_1" svg:stroke-width="0.009cm" svg:stroke-color="#5dcaa5" draw:stroke-linejoin="miter" svg:stroke-linecap="butt" draw:fill="none" draw:fill-color="#085041" draw:textarea-horizontal-align="center" draw:textarea-vertical-align="middle" fo:padding-top="0.129cm" fo:padding-bottom="0.129cm" fo:padding-left="0.254cm" fo:padding-right="0.254cm" loext:decorative="false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254cm" fo:min-width="4.28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254cm" fo:min-width="1.21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237cm" fo:min-width="0.47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237cm" fo:min-width="0.69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254cm" fo:min-width="1.82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237cm" fo:min-width="2.85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254cm" fo:min-width="1.72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0.237cm" fo:min-width="2.47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237cm" fo:min-width="0.57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237cm" fo:min-width="0.80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5" style:family="graphic" style:parent-style-name="standard">
      <style:graphic-properties draw:stroke="none" draw:fill="none" draw:fill-color="#ffffff" draw:textarea-horizontal-align="left" draw:auto-grow-width="true" fo:min-height="0.237cm" fo:min-width="2.69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auto-grow-width="true" fo:min-height="0.254cm" fo:min-width="1.5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objectwithoutfill">
      <style:graphic-properties draw:fill="none" draw:textarea-vertical-align="middle" loext:decorative="false"/>
    </style:style>
    <style:style style:name="gr58" style:family="graphic" style:parent-style-name="standard">
      <style:graphic-properties draw:textarea-vertical-align="middle" loext:decorative="false"/>
    </style:style>
    <style:style style:name="P1" style:family="paragraph">
      <loext:graphic-properties draw:fill="solid" draw:fill-color="#444441"/>
      <style:paragraph-properties fo:text-align="center"/>
    </style:style>
    <style:style style:name="P2" style:family="paragraph">
      <loext:graphic-properties draw:fill="none" draw:fill-color="#444441"/>
      <style:paragraph-properties fo:text-align="center"/>
    </style:style>
    <style:style style:name="P3" style:family="paragraph">
      <style:text-properties fo:color="#d3d1c7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4" style:family="paragraph">
      <loext:graphic-properties draw:fill="none" draw:fill-color="#ffffff"/>
      <style:text-properties fo:color="#d3d1c7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5" style:family="paragraph">
      <style:text-properties fo:color="#b4b2a9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6" style:family="paragraph">
      <loext:graphic-properties draw:fill="none" draw:fill-color="#ffffff"/>
      <style:text-properties fo:color="#b4b2a9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7" style:family="paragraph">
      <loext:graphic-properties draw:fill="solid" draw:fill-color="#3c3489"/>
      <style:paragraph-properties fo:text-align="center"/>
    </style:style>
    <style:style style:name="P8" style:family="paragraph">
      <loext:graphic-properties draw:fill="none" draw:fill-color="#3c3489"/>
      <style:paragraph-properties fo:text-align="center"/>
    </style:style>
    <style:style style:name="P9" style:family="paragraph">
      <style:text-properties fo:color="#cecbf6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10" style:family="paragraph">
      <loext:graphic-properties draw:fill="none" draw:fill-color="#ffffff"/>
      <style:text-properties fo:color="#cecbf6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11" style:family="paragraph">
      <loext:graphic-properties draw:fill="solid" draw:fill-color="#633806"/>
      <style:paragraph-properties fo:text-align="center"/>
    </style:style>
    <style:style style:name="P12" style:family="paragraph">
      <loext:graphic-properties draw:fill="none" draw:fill-color="#633806"/>
      <style:paragraph-properties fo:text-align="center"/>
    </style:style>
    <style:style style:name="P13" style:family="paragraph">
      <style:text-properties fo:color="#fac775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14" style:family="paragraph">
      <loext:graphic-properties draw:fill="none" draw:fill-color="#ffffff"/>
      <style:text-properties fo:color="#fac775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15" style:family="paragraph">
      <style:text-properties fo:color="#ef9f27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16" style:family="paragraph">
      <loext:graphic-properties draw:fill="none" draw:fill-color="#ffffff"/>
      <style:text-properties fo:color="#ef9f27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17" style:family="paragraph">
      <loext:graphic-properties draw:fill="solid" draw:fill-color="#0c447c"/>
      <style:paragraph-properties fo:text-align="center"/>
    </style:style>
    <style:style style:name="P18" style:family="paragraph">
      <loext:graphic-properties draw:fill="none" draw:fill-color="#0c447c"/>
      <style:paragraph-properties fo:text-align="center"/>
    </style:style>
    <style:style style:name="P19" style:family="paragraph">
      <style:text-properties fo:color="#b5d4f4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20" style:family="paragraph">
      <loext:graphic-properties draw:fill="none" draw:fill-color="#ffffff"/>
      <style:text-properties fo:color="#b5d4f4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21" style:family="paragraph">
      <style:text-properties fo:color="#85b7eb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22" style:family="paragraph">
      <loext:graphic-properties draw:fill="none" draw:fill-color="#ffffff"/>
      <style:text-properties fo:color="#85b7eb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23" style:family="paragraph">
      <loext:graphic-properties draw:fill="solid" draw:fill-color="#262624"/>
      <style:paragraph-properties fo:text-align="center"/>
    </style:style>
    <style:style style:name="P24" style:family="paragraph">
      <loext:graphic-properties draw:fill="none" draw:fill-color="#262624"/>
      <style:paragraph-properties fo:text-align="center"/>
    </style:style>
    <style:style style:name="P25" style:family="paragraph">
      <style:text-properties fo:color="#c2c0b6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26" style:family="paragraph">
      <loext:graphic-properties draw:fill="none" draw:fill-color="#ffffff"/>
      <style:text-properties fo:color="#c2c0b6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712b13"/>
      <style:paragraph-properties fo:text-align="center"/>
    </style:style>
    <style:style style:name="P29" style:family="paragraph">
      <loext:graphic-properties draw:fill="none" draw:fill-color="#712b13"/>
      <style:paragraph-properties fo:text-align="center"/>
    </style:style>
    <style:style style:name="P30" style:family="paragraph">
      <style:text-properties fo:color="#f5c4b3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31" style:family="paragraph">
      <loext:graphic-properties draw:fill="none" draw:fill-color="#ffffff"/>
      <style:text-properties fo:color="#f5c4b3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32" style:family="paragraph">
      <style:text-properties fo:color="#f0997b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33" style:family="paragraph">
      <loext:graphic-properties draw:fill="none" draw:fill-color="#ffffff"/>
      <style:text-properties fo:color="#f0997b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34" style:family="paragraph">
      <loext:graphic-properties draw:fill="solid" draw:fill-color="#085041"/>
      <style:paragraph-properties fo:text-align="center"/>
    </style:style>
    <style:style style:name="P35" style:family="paragraph">
      <loext:graphic-properties draw:fill="none" draw:fill-color="#085041"/>
      <style:paragraph-properties fo:text-align="center"/>
    </style:style>
    <style:style style:name="P36" style:family="paragraph">
      <style:text-properties fo:color="#9fe1cb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37" style:family="paragraph">
      <loext:graphic-properties draw:fill="none" draw:fill-color="#ffffff"/>
      <style:text-properties fo:color="#9fe1cb" loext:opacity="100%" style:text-outline="false" style:text-line-through-style="none" style:text-line-through-type="none" style:font-name="&quot;Anthropic Sans&quot;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6.80000019073486pt" style:font-name-complex="&quot;Anthropic Sans&quot;" style:font-size-complex="6.80000019073486pt" style:text-scale="100%" style:text-overline-style="none" style:text-overline-color="font-color"/>
    </style:style>
    <style:style style:name="P38" style:family="paragraph">
      <style:text-properties fo:color="#5dcaa5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39" style:family="paragraph">
      <loext:graphic-properties draw:fill="none" draw:fill-color="#ffffff"/>
      <style:text-properties fo:color="#5dcaa5" loext:opacity="100%" style:text-outline="false" style:text-line-through-style="none" style:text-line-through-type="none" style:font-name="&quot;Anthropic Sans&quot;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&quot;Anthropic Sans&quot;" style:font-size-asian="5.80000019073486pt" style:font-name-complex="&quot;Anthropic Sans&quot;" style:font-size-complex="5.80000019073486pt" style:text-scale="100%" style:text-overline-style="none" style:text-overline-color="font-color"/>
    </style:style>
    <style:style style:name="P4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path draw:style-name="gr1" draw:text-style-name="P1" draw:layer="layout" svg:width="3.416cm" svg:height="0.751cm" svg:x="8.974cm" svg:y="1.521cm" svg:viewBox="0 0 3417 752" svg:d="M1709 752h1332c208 0 376-168 376-376s-168-376-376-376h-2665c-208 0-376 168-376 376s168 376 376 376z">
          <text:p/>
        </draw:path>
        <draw:path draw:style-name="gr2" draw:text-style-name="P2" xml:id="id1" draw:id="id1" draw:layer="layout" svg:width="3.416cm" svg:height="0.751cm" svg:x="8.974cm" svg:y="1.521cm" svg:viewBox="0 0 3417 752" svg:d="M1709 752h1332c208 0 376-168 376-376s-168-376-376-376h-2665c-208 0-376 168-376 376s168 376 376 376z">
          <text:p/>
        </draw:path>
        <draw:frame draw:style-name="gr3" draw:text-style-name="P4" draw:layer="layout" svg:width="1.672cm" svg:height="0.268cm" svg:x="9.837cm" svg:y="1.769cm">
          <draw:text-box>
            <text:p text:style-name="P3">Power on / boot</text:p>
          </draw:text-box>
        </draw:frame>
        <draw:path draw:style-name="gr4" draw:text-style-name="P1" draw:layer="layout" svg:width="4.1cm" svg:height="0.956cm" svg:x="8.632cm" svg:y="2.786cm" svg:viewBox="0 0 4101 957" svg:d="M2051 957h1913c76 0 137-62 137-137v-684c0-75-61-136-137-136h-3827c-76 0-137 61-137 136v684c0 75 61 137 137 137z">
          <text:p/>
        </draw:path>
        <draw:path draw:style-name="gr2" draw:text-style-name="P2" xml:id="id2" draw:id="id2" draw:layer="layout" svg:width="4.1cm" svg:height="0.956cm" svg:x="8.632cm" svg:y="2.786cm" svg:viewBox="0 0 4101 957" svg:d="M2051 957h1913c76 0 137-62 137-137v-684c0-75-61-136-137-136h-3827c-76 0-137 61-137 136v684c0 75 61 137 137 137z">
          <text:p/>
        </draw:path>
        <draw:frame draw:style-name="gr5" draw:text-style-name="P4" draw:layer="layout" svg:width="2.492cm" svg:height="0.268cm" svg:x="9.427cm" svg:y="2.965cm">
          <draw:text-box>
            <text:p text:style-name="P3">Init sensors &amp; actuators</text:p>
          </draw:text-box>
        </draw:frame>
        <draw:frame draw:style-name="gr6" draw:text-style-name="P6" draw:layer="layout" svg:width="3.893cm" svg:height="0.237cm" svg:x="8.795cm" svg:y="3.29cm">
          <draw:text-box>
            <text:p text:style-name="P5">PID params, EEPROM, 1-Wire, interrupts</text:p>
          </draw:text-box>
        </draw:frame>
        <draw:path draw:style-name="gr7" draw:text-style-name="P7" draw:layer="layout" svg:width="6.833cm" svg:height="0.751cm" svg:x="7.265cm" svg:y="4.255cm" svg:viewBox="0 0 6834 752" svg:d="M3418 752h3279c75 0 137-61 137-137v-478c0-76-62-137-137-137h-6560c-75 0-137 61-137 137v478c0 76 62 137 137 137z">
          <text:p/>
        </draw:path>
        <draw:path draw:style-name="gr8" draw:text-style-name="P8" xml:id="id25" draw:id="id25" draw:layer="layout" svg:width="6.833cm" svg:height="0.751cm" svg:x="7.265cm" svg:y="4.255cm" svg:viewBox="0 0 6834 752" svg:d="M3418 752h3279c75 0 137-61 137-137v-478c0-76-62-137-137-137h-6560c-75 0-137 61-137 137v478c0 76 62 137 137 137z">
          <text:p/>
        </draw:path>
        <draw:frame draw:style-name="gr9" draw:text-style-name="P10" draw:layer="layout" svg:width="3.295cm" svg:height="0.268cm" svg:x="9.017cm" svg:y="4.486cm">
          <draw:text-box>
            <text:p text:style-name="P9">Main scheduler loop (1 ms tick)</text:p>
          </draw:text-box>
        </draw:frame>
        <draw:path draw:style-name="gr10" draw:text-style-name="P11" draw:layer="layout" svg:width="2.391cm" svg:height="0.956cm" svg:x="5.557cm" svg:y="6.032cm" svg:viewBox="0 0 2392 957" svg:d="M1196 957h1059c76 0 137-61 137-136v-684c0-75-61-137-137-137h-2118c-76 0-137 62-137 137v684c0 75 61 136 137 136z">
          <text:p/>
        </draw:path>
        <draw:path draw:style-name="gr11" draw:text-style-name="P12" xml:id="id5" draw:id="id5" draw:layer="layout" svg:width="2.391cm" svg:height="0.956cm" svg:x="5.557cm" svg:y="6.032cm" svg:viewBox="0 0 2392 957" svg:d="M1196 957h1059c76 0 137-61 137-136v-684c0-75-61-137-137-137h-2118c-76 0-137 62-137 137v684c0 75 61 136 137 136z">
          <text:p/>
        </draw:path>
        <draw:frame draw:style-name="gr12" draw:text-style-name="P14" draw:layer="layout" svg:width="1.689cm" svg:height="0.268cm" svg:x="5.89cm" svg:y="6.195cm">
          <draw:text-box>
            <text:p text:style-name="P13">Heater PID loop</text:p>
          </draw:text-box>
        </draw:frame>
        <draw:frame draw:style-name="gr13" draw:text-style-name="P16" draw:layer="layout" svg:width="1.262cm" svg:height="0.237cm" svg:x="6.129cm" svg:y="6.536cm">
          <draw:text-box>
            <text:p text:style-name="P15">every 200 ms</text:p>
          </draw:text-box>
        </draw:frame>
        <draw:path draw:style-name="gr4" draw:text-style-name="P1" draw:layer="layout" svg:width="2.391cm" svg:height="0.956cm" svg:x="5.557cm" svg:y="7.502cm" svg:viewBox="0 0 2392 957" svg:d="M1196 957h1059c76 0 137-61 137-137v-683c0-76-61-137-137-137h-2118c-76 0-137 61-137 137v683c0 76 61 137 137 137z">
          <text:p/>
        </draw:path>
        <draw:path draw:style-name="gr2" draw:text-style-name="P2" xml:id="id6" draw:id="id6" draw:layer="layout" svg:width="2.391cm" svg:height="0.956cm" svg:x="5.557cm" svg:y="7.502cm" svg:viewBox="0 0 2392 957" svg:d="M1196 957h1059c76 0 137-61 137-137v-683c0-76-61-137-137-137h-2118c-76 0-137 61-137 137v683c0 76 61 137 137 137z">
          <text:p/>
        </draw:path>
        <draw:frame draw:style-name="gr14" draw:text-style-name="P4" draw:layer="layout" svg:width="1.809cm" svg:height="0.268cm" svg:x="5.839cm" svg:y="7.664cm">
          <draw:text-box>
            <text:p text:style-name="P3">Read boiler temp</text:p>
          </draw:text-box>
        </draw:frame>
        <draw:frame draw:style-name="gr15" draw:text-style-name="P6" draw:layer="layout" svg:width="1.963cm" svg:height="0.237cm" svg:x="5.788cm" svg:y="8.023cm">
          <draw:text-box>
            <text:p text:style-name="P5">DS18B20 / TSIC 306</text:p>
          </draw:text-box>
        </draw:frame>
        <draw:path draw:style-name="gr4" draw:text-style-name="P1" draw:layer="layout" svg:width="2.391cm" svg:height="0.956cm" svg:x="5.557cm" svg:y="8.971cm" svg:viewBox="0 0 2392 957" svg:d="M1196 957h1059c76 0 137-61 137-136v-684c0-75-61-137-137-137h-2118c-76 0-137 62-137 137v684c0 75 61 136 137 136z">
          <text:p/>
        </draw:path>
        <draw:path draw:style-name="gr2" draw:text-style-name="P2" xml:id="id7" draw:id="id7" draw:layer="layout" svg:width="2.391cm" svg:height="0.956cm" svg:x="5.557cm" svg:y="8.971cm" svg:viewBox="0 0 2392 957" svg:d="M1196 957h1059c76 0 137-61 137-136v-684c0-75-61-137-137-137h-2118c-76 0-137 62-137 137v684c0 75 61 136 137 136z">
          <text:p/>
        </draw:path>
        <draw:frame draw:style-name="gr16" draw:text-style-name="P4" draw:layer="layout" svg:width="1.382cm" svg:height="0.268cm" svg:x="6.061cm" svg:y="9.117cm">
          <draw:text-box>
            <text:p text:style-name="P3">PID compute</text:p>
          </draw:text-box>
        </draw:frame>
        <draw:frame draw:style-name="gr17" draw:text-style-name="P6" draw:layer="layout" svg:width="1.809cm" svg:height="0.237cm" svg:x="5.873cm" svg:y="9.475cm">
          <draw:text-box>
            <text:p text:style-name="P5">output → SSR duty</text:p>
          </draw:text-box>
        </draw:frame>
        <draw:path draw:style-name="gr10" draw:text-style-name="P11" draw:layer="layout" svg:width="2.391cm" svg:height="0.751cm" svg:x="5.557cm" svg:y="10.441cm" svg:viewBox="0 0 2392 752" svg:d="M1196 752h1059c76 0 137-61 137-137v-478c0-76-61-137-137-137h-2118c-76 0-137 61-137 137v478c0 76 61 137 137 137z">
          <text:p/>
        </draw:path>
        <draw:path draw:style-name="gr11" draw:text-style-name="P12" xml:id="id8" draw:id="id8" draw:layer="layout" svg:width="2.391cm" svg:height="0.751cm" svg:x="5.557cm" svg:y="10.441cm" svg:viewBox="0 0 2392 752" svg:d="M1196 752h1059c76 0 137-61 137-137v-478c0-76-61-137-137-137h-2118c-76 0-137 61-137 137v478c0 76 61 137 137 137z">
          <text:p/>
        </draw:path>
        <draw:frame draw:style-name="gr18" draw:text-style-name="P14" draw:layer="layout" svg:width="2.014cm" svg:height="0.268cm" svg:x="5.736cm" svg:y="10.672cm">
          <draw:text-box>
            <text:p text:style-name="P13">Drive SSR (heater)</text:p>
          </draw:text-box>
        </draw:frame>
        <draw:path draw:style-name="gr19" draw:text-style-name="P17" draw:layer="layout" svg:width="3.074cm" svg:height="0.956cm" svg:x="9.145cm" svg:y="6.032cm" svg:viewBox="0 0 3075 957" svg:d="M1538 957h1400c76 0 137-61 137-136v-684c0-75-61-137-137-137h-2801c-76 0-137 62-137 137v684c0 75 61 136 137 136z">
          <text:p/>
        </draw:path>
        <draw:path draw:style-name="gr20" draw:text-style-name="P18" xml:id="id3" draw:id="id3" draw:layer="layout" svg:width="3.074cm" svg:height="0.956cm" svg:x="9.145cm" svg:y="6.032cm" svg:viewBox="0 0 3075 957" svg:d="M1538 957h1400c76 0 137-61 137-136v-684c0-75-61-137-137-137h-2801c-76 0-137 62-137 137v684c0 75 61 136 137 136z">
          <text:p/>
        </draw:path>
        <draw:frame draw:style-name="gr12" draw:text-style-name="P20" draw:layer="layout" svg:width="1.693cm" svg:height="0.268cm" svg:x="9.82cm" svg:y="6.195cm">
          <draw:text-box>
            <text:p text:style-name="P19">Water level loop</text:p>
          </draw:text-box>
        </draw:frame>
        <draw:frame draw:style-name="gr13" draw:text-style-name="P22" draw:layer="layout" svg:width="1.262cm" svg:height="0.237cm" svg:x="10.059cm" svg:y="6.536cm">
          <draw:text-box>
            <text:p text:style-name="P21">every 500 ms</text:p>
          </draw:text-box>
        </draw:frame>
        <draw:path draw:style-name="gr4" draw:text-style-name="P1" draw:layer="layout" svg:width="3.074cm" svg:height="0.956cm" svg:x="9.145cm" svg:y="7.502cm" svg:viewBox="0 0 3075 957" svg:d="M1538 957h1400c76 0 137-61 137-137v-683c0-76-61-137-137-137h-2801c-76 0-137 61-137 137v683c0 76 61 137 137 137z">
          <text:p/>
        </draw:path>
        <draw:path draw:style-name="gr2" draw:text-style-name="P2" xml:id="id4" draw:id="id4" draw:layer="layout" svg:width="3.074cm" svg:height="0.956cm" svg:x="9.145cm" svg:y="7.502cm" svg:viewBox="0 0 3075 957" svg:d="M1538 957h1400c76 0 137-61 137-137v-683c0-76-61-137-137-137h-2801c-76 0-137 61-137 137v683c0 76 61 137 137 137z">
          <text:p/>
        </draw:path>
        <draw:frame draw:style-name="gr21" draw:text-style-name="P4" draw:layer="layout" svg:width="1.913cm" svg:height="0.268cm" svg:x="9.717cm" svg:y="7.664cm">
          <draw:text-box>
            <text:p text:style-name="P3">Read level probes</text:p>
          </draw:text-box>
        </draw:frame>
        <draw:frame draw:style-name="gr22" draw:text-style-name="P6" draw:layer="layout" svg:width="1.587cm" svg:height="0.237cm" svg:x="9.905cm" svg:y="8.023cm">
          <draw:text-box>
            <text:p text:style-name="P5">boiler + reservoir</text:p>
          </draw:text-box>
        </draw:frame>
        <draw:polygon draw:style-name="gr23" draw:text-style-name="P23" draw:layer="layout" svg:width="1.708cm" svg:height="1.025cm" svg:x="9.828cm" svg:y="8.971cm" svg:viewBox="0 0 1709 1026" draw:points="855,0 1709,513 855,1026 0,513">
          <text:p/>
        </draw:polygon>
        <draw:polygon draw:style-name="gr24" draw:text-style-name="P24" xml:id="id13" draw:id="id13" draw:layer="layout" svg:width="1.708cm" svg:height="1.025cm" svg:x="9.828cm" svg:y="8.971cm" svg:viewBox="0 0 1709 1026" draw:points="855,0 1709,513 855,1026 0,513">
          <text:p/>
        </draw:polygon>
        <draw:frame draw:style-name="gr25" draw:text-style-name="P26" draw:layer="layout" svg:width="0.545cm" svg:height="0.237cm" svg:x="10.418cm" svg:y="9.287cm">
          <draw:text-box>
            <text:p text:style-name="P25">Boiler</text:p>
          </draw:text-box>
        </draw:frame>
        <draw:frame draw:style-name="gr26" draw:text-style-name="P26" draw:layer="layout" svg:width="0.425cm" svg:height="0.237cm" svg:x="10.469cm" svg:y="9.527cm">
          <draw:text-box>
            <text:p text:style-name="P25">low?</text:p>
          </draw:text-box>
        </draw:frame>
        <draw:line draw:style-name="gr27" draw:text-style-name="P27" draw:layer="layout" svg:x1="11.536cm" svg:y1="9.484cm" svg:x2="12.219cm" svg:y2="9.484cm">
          <text:p/>
        </draw:line>
        <draw:path draw:style-name="gr28" draw:text-style-name="P17" draw:layer="layout" svg:width="2.425cm" svg:height="0.751cm" svg:x="9.484cm" svg:y="10.441cm" svg:viewBox="0 0 2426 752" svg:d="M1213 752h1076c76 0 137-61 137-137v-478c0-76-61-137-137-137h-2152c-76 0-137 61-137 137v478c0 76 61 137 137 137z">
          <text:p/>
        </draw:path>
        <draw:path draw:style-name="gr20" draw:text-style-name="P18" xml:id="id14" draw:id="id14" draw:layer="layout" svg:width="2.425cm" svg:height="0.751cm" svg:x="9.484cm" svg:y="10.441cm" svg:viewBox="0 0 2426 752" svg:d="M1213 752h1076c76 0 137-61 137-137v-478c0-76-61-137-137-137h-2152c-76 0-137 61-137 137v478c0 76 61 137 137 137z">
          <text:p/>
        </draw:path>
        <draw:frame draw:style-name="gr29" draw:text-style-name="P20" draw:layer="layout" svg:width="1.963cm" svg:height="0.268cm" svg:x="9.715cm" svg:y="10.672cm">
          <draw:text-box>
            <text:p text:style-name="P19">Open autofill valve</text:p>
          </draw:text-box>
        </draw:frame>
        <draw:path draw:style-name="gr4" draw:text-style-name="P1" draw:layer="layout" svg:width="2.425cm" svg:height="0.956cm" svg:x="9.484cm" svg:y="11.705cm" svg:viewBox="0 0 2426 957" svg:d="M1213 957h1076c76 0 137-61 137-136v-684c0-75-61-137-137-137h-2152c-76 0-137 62-137 137v684c0 75 61 136 137 136z">
          <text:p/>
        </draw:path>
        <draw:path draw:style-name="gr2" draw:text-style-name="P2" xml:id="id15" draw:id="id15" draw:layer="layout" svg:width="2.425cm" svg:height="0.956cm" svg:x="9.484cm" svg:y="11.705cm" svg:viewBox="0 0 2426 957" svg:d="M1213 957h1076c76 0 137-61 137-136v-684c0-75-61-137-137-137h-2152c-76 0-137 62-137 137v684c0 75 61 136 137 136z">
          <text:p/>
        </draw:path>
        <draw:frame draw:style-name="gr30" draw:text-style-name="P4" draw:layer="layout" svg:width="1.775cm" svg:height="0.268cm" svg:x="9.8cm" svg:y="11.885cm">
          <draw:text-box>
            <text:p text:style-name="P3">Wait for level OK</text:p>
          </draw:text-box>
        </draw:frame>
        <draw:frame draw:style-name="gr31" draw:text-style-name="P6" draw:layer="layout" svg:width="1.758cm" svg:height="0.237cm" svg:x="9.834cm" svg:y="12.209cm">
          <draw:text-box>
            <text:p text:style-name="P5">probe / float switch</text:p>
          </draw:text-box>
        </draw:frame>
        <draw:path draw:style-name="gr28" draw:text-style-name="P17" draw:layer="layout" svg:width="2.425cm" svg:height="0.751cm" svg:x="9.484cm" svg:y="13.175cm" svg:viewBox="0 0 2426 752" svg:d="M1213 752h1076c76 0 137-61 137-137v-478c0-76-61-137-137-137h-2152c-76 0-137 61-137 137v478c0 76 61 137 137 137z">
          <text:p/>
        </draw:path>
        <draw:path draw:style-name="gr20" draw:text-style-name="P18" xml:id="id16" draw:id="id16" draw:layer="layout" svg:width="2.425cm" svg:height="0.751cm" svg:x="9.484cm" svg:y="13.175cm" svg:viewBox="0 0 2426 752" svg:d="M1213 752h1076c76 0 137-61 137-137v-478c0-76-61-137-137-137h-2152c-76 0-137 61-137 137v478c0 76 61 137 137 137z">
          <text:p/>
        </draw:path>
        <draw:frame draw:style-name="gr32" draw:text-style-name="P20" draw:layer="layout" svg:width="1.98cm" svg:height="0.268cm" svg:x="9.698cm" svg:y="13.423cm">
          <draw:text-box>
            <text:p text:style-name="P19">Close autofill valve</text:p>
          </draw:text-box>
        </draw:frame>
        <draw:path draw:style-name="gr33" draw:text-style-name="P28" draw:layer="layout" svg:width="2.391cm" svg:height="0.956cm" svg:x="13.415cm" svg:y="6.032cm" svg:viewBox="0 0 2392 957" svg:d="M1196 957h1059c76 0 137-61 137-136v-684c0-75-61-137-137-137h-2118c-76 0-137 62-137 137v684c0 75 61 136 137 136z">
          <text:p/>
        </draw:path>
        <draw:path draw:style-name="gr34" draw:text-style-name="P29" xml:id="id9" draw:id="id9" draw:layer="layout" svg:width="2.391cm" svg:height="0.956cm" svg:x="13.415cm" svg:y="6.032cm" svg:viewBox="0 0 2392 957" svg:d="M1196 957h1059c76 0 137-61 137-136v-684c0-75-61-137-137-137h-2118c-76 0-137 62-137 137v684c0 75 61 136 137 136z">
          <text:p/>
        </draw:path>
        <draw:frame draw:style-name="gr35" draw:text-style-name="P31" draw:layer="layout" svg:width="1.467cm" svg:height="0.268cm" svg:x="13.868cm" svg:y="6.195cm">
          <draw:text-box>
            <text:p text:style-name="P30">Pressure loop</text:p>
          </draw:text-box>
        </draw:frame>
        <draw:frame draw:style-name="gr13" draw:text-style-name="P33" draw:layer="layout" svg:width="1.262cm" svg:height="0.237cm" svg:x="13.987cm" svg:y="6.536cm">
          <draw:text-box>
            <text:p text:style-name="P32">every 100 ms</text:p>
          </draw:text-box>
        </draw:frame>
        <draw:path draw:style-name="gr4" draw:text-style-name="P1" draw:layer="layout" svg:width="2.391cm" svg:height="0.956cm" svg:x="13.415cm" svg:y="7.502cm" svg:viewBox="0 0 2392 957" svg:d="M1196 957h1059c76 0 137-61 137-137v-683c0-76-61-137-137-137h-2118c-76 0-137 61-137 137v683c0 76 61 137 137 137z">
          <text:p/>
        </draw:path>
        <draw:path draw:style-name="gr2" draw:text-style-name="P2" xml:id="id10" draw:id="id10" draw:layer="layout" svg:width="2.391cm" svg:height="0.956cm" svg:x="13.415cm" svg:y="7.502cm" svg:viewBox="0 0 2392 957" svg:d="M1196 957h1059c76 0 137-61 137-137v-683c0-76-61-137-137-137h-2118c-76 0-137 61-137 137v683c0 76 61 137 137 137z">
          <text:p/>
        </draw:path>
        <draw:frame draw:style-name="gr36" draw:text-style-name="P4" draw:layer="layout" svg:width="1.557cm" svg:height="0.268cm" svg:x="13.817cm" svg:y="7.664cm">
          <draw:text-box>
            <text:p text:style-name="P3">Read pressure</text:p>
          </draw:text-box>
        </draw:frame>
        <draw:frame draw:style-name="gr37" draw:text-style-name="P6" draw:layer="layout" svg:width="1.689cm" svg:height="0.237cm" svg:x="13.782cm" svg:y="8.006cm">
          <draw:text-box>
            <text:p text:style-name="P5">analog transducer</text:p>
          </draw:text-box>
        </draw:frame>
        <draw:path draw:style-name="gr4" draw:text-style-name="P1" draw:layer="layout" svg:width="2.391cm" svg:height="0.956cm" svg:x="13.415cm" svg:y="8.971cm" svg:viewBox="0 0 2392 957" svg:d="M1196 957h1059c76 0 137-61 137-136v-684c0-75-61-137-137-137h-2118c-76 0-137 62-137 137v684c0 75 61 136 137 136z">
          <text:p/>
        </draw:path>
        <draw:path draw:style-name="gr2" draw:text-style-name="P2" xml:id="id11" draw:id="id11" draw:layer="layout" svg:width="2.391cm" svg:height="0.956cm" svg:x="13.415cm" svg:y="8.971cm" svg:viewBox="0 0 2392 957" svg:d="M1196 957h1059c76 0 137-61 137-136v-684c0-75-61-137-137-137h-2118c-76 0-137 62-137 137v684c0 75 61 136 137 136z">
          <text:p/>
        </draw:path>
        <draw:frame draw:style-name="gr38" draw:text-style-name="P4" draw:layer="layout" svg:width="2.082cm" svg:height="0.268cm" svg:x="13.56cm" svg:y="9.134cm">
          <draw:text-box>
            <text:p text:style-name="P3">Compute correction</text:p>
          </draw:text-box>
        </draw:frame>
        <draw:frame draw:style-name="gr39" draw:text-style-name="P6" draw:layer="layout" svg:width="1.484cm" svg:height="0.237cm" svg:x="13.885cm" svg:y="9.493cm">
          <draw:text-box>
            <text:p text:style-name="P5">P or PID control</text:p>
          </draw:text-box>
        </draw:frame>
        <draw:path draw:style-name="gr40" draw:text-style-name="P28" draw:layer="layout" svg:width="2.391cm" svg:height="0.956cm" svg:x="13.415cm" svg:y="10.441cm" svg:viewBox="0 0 2392 957" svg:d="M1196 957h1059c76 0 137-61 137-137v-683c0-76-61-137-137-137h-2118c-76 0-137 61-137 137v683c0 76 61 137 137 137z">
          <text:p/>
        </draw:path>
        <draw:path draw:style-name="gr34" draw:text-style-name="P29" xml:id="id12" draw:id="id12" draw:layer="layout" svg:width="2.391cm" svg:height="0.956cm" svg:x="13.415cm" svg:y="10.441cm" svg:viewBox="0 0 2392 957" svg:d="M1196 957h1059c76 0 137-61 137-137v-683c0-76-61-137-137-137h-2118c-76 0-137 61-137 137v683c0 76 61 137 137 137z">
          <text:p/>
        </draw:path>
        <draw:frame draw:style-name="gr38" draw:text-style-name="P31" draw:layer="layout" svg:width="2.082cm" svg:height="0.268cm" svg:x="13.56cm" svg:y="10.603cm">
          <draw:text-box>
            <text:p text:style-name="P30">Drive pump dimmer</text:p>
          </draw:text-box>
        </draw:frame>
        <draw:frame draw:style-name="gr41" draw:text-style-name="P33" draw:layer="layout" svg:width="1.98cm" svg:height="0.237cm" svg:x="13.646cm" svg:y="10.945cm">
          <draw:text-box>
            <text:p text:style-name="P32">phase-angle via ZCD</text:p>
          </draw:text-box>
        </draw:frame>
        <draw:path draw:style-name="gr42" draw:text-style-name="P34" draw:layer="layout" svg:width="6.833cm" svg:height="0.751cm" svg:x="7.265cm" svg:y="14.874cm" svg:viewBox="0 0 6834 752" svg:d="M3418 752h3279c75 0 137-62 137-137v-479c0-75-62-136-137-136h-6560c-75 0-137 61-137 136v479c0 75 62 137 137 137z">
          <text:p/>
        </draw:path>
        <draw:path draw:style-name="gr43" draw:text-style-name="P35" xml:id="id17" draw:id="id17" draw:layer="layout" svg:width="6.833cm" svg:height="0.751cm" svg:x="7.265cm" svg:y="14.874cm" svg:viewBox="0 0 6834 752" svg:d="M3418 752h3279c75 0 137-62 137-137v-479c0-75-62-136-137-136h-6560c-75 0-137 61-137 136v479c0 75 62 137 137 137z">
          <text:p/>
        </draw:path>
        <draw:frame draw:style-name="gr44" draw:text-style-name="P37" draw:layer="layout" svg:width="4.286cm" svg:height="0.268cm" svg:x="8.521cm" svg:y="15.104cm">
          <draw:text-box>
            <text:p text:style-name="P36">Per-group state machine (groups 1, 2, 3)</text:p>
          </draw:text-box>
        </draw:frame>
        <draw:path draw:style-name="gr4" draw:text-style-name="P1" draw:layer="layout" svg:width="2.904cm" svg:height="0.751cm" svg:x="9.23cm" svg:y="16.138cm" svg:viewBox="0 0 2905 752" svg:d="M1453 752h1315c76 0 137-61 137-137v-478c0-76-61-137-137-137h-2631c-76 0-137 61-137 137v478c0 76 61 137 137 137z">
          <text:p/>
        </draw:path>
        <draw:path draw:style-name="gr2" draw:text-style-name="P2" xml:id="id18" draw:id="id18" draw:layer="layout" svg:width="2.904cm" svg:height="0.751cm" svg:x="9.23cm" svg:y="16.138cm" svg:viewBox="0 0 2905 752" svg:d="M1453 752h1315c76 0 137-61 137-137v-478c0-76-61-137-137-137h-2631c-76 0-137 61-137 137v478c0 76 61 137 137 137z">
          <text:p/>
        </draw:path>
        <draw:frame draw:style-name="gr45" draw:text-style-name="P4" draw:layer="layout" svg:width="1.214cm" svg:height="0.268cm" svg:x="10.059cm" svg:y="16.386cm">
          <draw:text-box>
            <text:p text:style-name="P3">State: IDLE</text:p>
          </draw:text-box>
        </draw:frame>
        <draw:polygon draw:style-name="gr23" draw:text-style-name="P23" draw:layer="layout" svg:width="2.05cm" svg:height="1.024cm" svg:x="9.657cm" svg:y="17.403cm" svg:viewBox="0 0 2051 1025" draw:points="1026,0 2051,512 1026,1025 0,512">
          <text:p/>
        </draw:polygon>
        <draw:polygon draw:style-name="gr24" draw:text-style-name="P24" xml:id="id19" draw:id="id19" draw:layer="layout" svg:width="2.05cm" svg:height="1.024cm" svg:x="9.657cm" svg:y="17.403cm" svg:viewBox="0 0 2051 1025" draw:points="1026,0 2051,512 1026,1025 0,512">
          <text:p/>
        </draw:polygon>
        <draw:frame draw:style-name="gr46" draw:text-style-name="P26" draw:layer="layout" svg:width="0.476cm" svg:height="0.237cm" svg:x="10.452cm" svg:y="17.719cm">
          <draw:text-box>
            <text:p text:style-name="P25">Brew</text:p>
          </draw:text-box>
        </draw:frame>
        <draw:frame draw:style-name="gr47" draw:text-style-name="P26" draw:layer="layout" svg:width="0.698cm" svg:height="0.237cm" svg:x="10.332cm" svg:y="17.958cm">
          <draw:text-box>
            <text:p text:style-name="P25">button?</text:p>
          </draw:text-box>
        </draw:frame>
        <draw:path draw:style-name="gr42" draw:text-style-name="P34" draw:layer="layout" svg:width="3.416cm" svg:height="0.956cm" svg:x="8.974cm" svg:y="18.941cm" svg:viewBox="0 0 3417 957" svg:d="M1709 957h1571c76 0 137-62 137-137v-684c0-75-61-136-137-136h-3143c-76 0-137 61-137 136v684c0 75 61 137 137 137z">
          <text:p/>
        </draw:path>
        <draw:path draw:style-name="gr43" draw:text-style-name="P35" xml:id="id20" draw:id="id20" draw:layer="layout" svg:width="3.416cm" svg:height="0.956cm" svg:x="8.974cm" svg:y="18.941cm" svg:viewBox="0 0 3417 957" svg:d="M1709 957h1571c76 0 137-62 137-137v-684c0-75-61-136-137-136h-3143c-76 0-137 61-137 136v684c0 75 61 137 137 137z">
          <text:p/>
        </draw:path>
        <draw:frame draw:style-name="gr48" draw:text-style-name="P37" draw:layer="layout" svg:width="1.826cm" svg:height="0.268cm" svg:x="9.768cm" svg:y="19.12cm">
          <draw:text-box>
            <text:p text:style-name="P36">State: BREWING</text:p>
          </draw:text-box>
        </draw:frame>
        <draw:frame draw:style-name="gr49" draw:text-style-name="P39" draw:layer="layout" svg:width="2.851cm" svg:height="0.237cm" svg:x="9.29cm" svg:y="19.445cm">
          <draw:text-box>
            <text:p text:style-name="P38">open solenoid, start flow count</text:p>
          </draw:text-box>
        </draw:frame>
        <draw:path draw:style-name="gr4" draw:text-style-name="P1" draw:layer="layout" svg:width="3.416cm" svg:height="0.956cm" svg:x="8.974cm" svg:y="20.41cm" svg:viewBox="0 0 3417 957" svg:d="M1709 957h1571c76 0 137-61 137-137v-683c0-76-61-137-137-137h-3143c-76 0-137 61-137 137v683c0 76 61 137 137 137z">
          <text:p/>
        </draw:path>
        <draw:path draw:style-name="gr2" draw:text-style-name="P2" xml:id="id21" draw:id="id21" draw:layer="layout" svg:width="3.416cm" svg:height="0.956cm" svg:x="8.974cm" svg:y="20.41cm" svg:viewBox="0 0 3417 957" svg:d="M1709 957h1571c76 0 137-61 137-137v-683c0-76-61-137-137-137h-3143c-76 0-137 61-137 137v683c0 76 61 137 137 137z">
          <text:p/>
        </draw:path>
        <draw:frame draw:style-name="gr50" draw:text-style-name="P4" draw:layer="layout" svg:width="1.728cm" svg:height="0.268cm" svg:x="9.803cm" svg:y="20.59cm">
          <draw:text-box>
            <text:p text:style-name="P3">Read flow meter</text:p>
          </draw:text-box>
        </draw:frame>
        <draw:frame draw:style-name="gr51" draw:text-style-name="P6" draw:layer="layout" svg:width="2.475cm" svg:height="0.237cm" svg:x="9.478cm" svg:y="20.914cm">
          <draw:text-box>
            <text:p text:style-name="P5">interrupt pulse count → ml</text:p>
          </draw:text-box>
        </draw:frame>
        <draw:polygon draw:style-name="gr23" draw:text-style-name="P23" draw:layer="layout" svg:width="2.39cm" svg:height="1.024cm" svg:x="9.487cm" svg:y="21.88cm" svg:viewBox="0 0 2391 1025" draw:points="1196,0 2391,512 1196,1025 0,512">
          <text:p/>
        </draw:polygon>
        <draw:polygon draw:style-name="gr24" draw:text-style-name="P24" xml:id="id22" draw:id="id22" draw:layer="layout" svg:width="2.39cm" svg:height="1.024cm" svg:x="9.487cm" svg:y="21.88cm" svg:viewBox="0 0 2391 1025" draw:points="1196,0 2391,512 1196,1025 0,512">
          <text:p/>
        </draw:polygon>
        <draw:frame draw:style-name="gr52" draw:text-style-name="P26" draw:layer="layout" svg:width="0.579cm" svg:height="0.237cm" svg:x="10.401cm" svg:y="22.179cm">
          <draw:text-box>
            <text:p text:style-name="P25">Target</text:p>
          </draw:text-box>
        </draw:frame>
        <draw:frame draw:style-name="gr53" draw:text-style-name="P26" draw:layer="layout" svg:width="0.801cm" svg:height="0.237cm" svg:x="10.298cm" svg:y="22.435cm">
          <draw:text-box>
            <text:p text:style-name="P25">volume?</text:p>
          </draw:text-box>
        </draw:frame>
        <draw:frame draw:style-name="gr54" draw:text-style-name="P40" draw:layer="layout" svg:width="0.026cm" svg:height="1.535cm" svg:x="8.784cm" svg:y="20.88cm">
          <draw:image xlink:href="Pictures/10000001000000010000003A7AE409B5.png" xlink:type="simple" xlink:show="embed" xlink:actuate="onLoad" draw:mime-type="image/png">
            <text:p/>
          </draw:image>
        </draw:frame>
        <draw:path draw:style-name="gr42" draw:text-style-name="P34" draw:layer="layout" svg:width="3.416cm" svg:height="0.955cm" svg:x="8.974cm" svg:y="23.418cm" svg:viewBox="0 0 3417 956" svg:d="M1709 956h1571c76 0 137-61 137-136v-684c0-75-61-136-137-136h-3143c-76 0-137 61-137 136v684c0 75 61 136 137 136z">
          <text:p/>
        </draw:path>
        <draw:path draw:style-name="gr43" draw:text-style-name="P35" xml:id="id23" draw:id="id23" draw:layer="layout" svg:width="3.416cm" svg:height="0.955cm" svg:x="8.974cm" svg:y="23.418cm" svg:viewBox="0 0 3417 956" svg:d="M1709 956h1571c76 0 137-61 137-136v-684c0-75-61-136-137-136h-3143c-76 0-137 61-137 136v684c0 75 61 136 137 136z">
          <text:p/>
        </draw:path>
        <draw:frame draw:style-name="gr16" draw:text-style-name="P37" draw:layer="layout" svg:width="1.382cm" svg:height="0.268cm" svg:x="9.991cm" svg:y="23.597cm">
          <draw:text-box>
            <text:p text:style-name="P36">State: DONE</text:p>
          </draw:text-box>
        </draw:frame>
        <draw:frame draw:style-name="gr55" draw:text-style-name="P39" draw:layer="layout" svg:width="2.697cm" svg:height="0.237cm" svg:x="9.375cm" svg:y="23.939cm">
          <draw:text-box>
            <text:p text:style-name="P38">close solenoid, reset counter</text:p>
          </draw:text-box>
        </draw:frame>
        <draw:path draw:style-name="gr4" draw:text-style-name="P1" draw:layer="layout" svg:width="2.904cm" svg:height="0.751cm" svg:x="9.23cm" svg:y="24.887cm" svg:viewBox="0 0 2905 752" svg:d="M1453 752h1076c207 0 376-168 376-376s-169-376-376-376h-2153c-207 0-376 168-376 376s169 376 376 376z">
          <text:p/>
        </draw:path>
        <draw:path draw:style-name="gr2" draw:text-style-name="P2" xml:id="id24" draw:id="id24" draw:layer="layout" svg:width="2.904cm" svg:height="0.751cm" svg:x="9.23cm" svg:y="24.887cm" svg:viewBox="0 0 2905 752" svg:d="M1453 752h1076c207 0 376-168 376-376s-169-376-376-376h-2153c-207 0-376 168-376 376s169 376 376 376z">
          <text:p/>
        </draw:path>
        <draw:frame draw:style-name="gr56" draw:text-style-name="P4" draw:layer="layout" svg:width="1.57cm" svg:height="0.268cm" svg:x="9.888cm" svg:y="25.135cm">
          <draw:text-box>
            <text:p text:style-name="P3">Return to IDLE</text:p>
          </draw:text-box>
        </draw:frame>
        <draw:line draw:style-name="gr27" draw:text-style-name="P27" draw:layer="layout" svg:x1="12.134cm" svg:y1="25.263cm" svg:x2="12.903cm" svg:y2="25.263cm">
          <text:p/>
        </draw:line>
        <draw:connector draw:style-name="gr57" draw:text-style-name="P40" draw:layer="layout" draw:type="line" svg:x1="10.682cm" svg:y1="2.273cm" svg:x2="10.682cm" svg:y2="2.786cm" draw:start-shape="id1" draw:start-glue-point="2" draw:end-shape="id2" draw:end-glue-point="0" svg:d="M10682 2273v513" svg:viewBox="0 0 1 514">
          <text:p/>
        </draw:connector>
        <draw:connector draw:style-name="gr57" draw:text-style-name="P40" draw:layer="layout" draw:type="line" svg:x1="10.682cm" svg:y1="6.989cm" svg:x2="10.682cm" svg:y2="7.502cm" draw:start-shape="id3" draw:start-glue-point="2" draw:end-shape="id4" draw:end-glue-point="0" svg:d="M10682 6989v513" svg:viewBox="0 0 1 514">
          <text:p/>
        </draw:connector>
        <draw:connector draw:style-name="gr57" draw:text-style-name="P40" draw:layer="layout" draw:type="line" svg:x1="6.753cm" svg:y1="6.989cm" svg:x2="6.753cm" svg:y2="7.502cm" draw:start-shape="id5" draw:start-glue-point="2" draw:end-shape="id6" draw:end-glue-point="0" svg:d="M6753 6989v513" svg:viewBox="0 0 1 514">
          <text:p/>
        </draw:connector>
        <draw:connector draw:style-name="gr57" draw:text-style-name="P40" draw:layer="layout" draw:type="line" svg:x1="6.753cm" svg:y1="8.459cm" svg:x2="6.753cm" svg:y2="8.971cm" draw:start-shape="id6" draw:start-glue-point="2" draw:end-shape="id7" draw:end-glue-point="0" svg:d="M6753 8459v512" svg:viewBox="0 0 1 513">
          <text:p/>
        </draw:connector>
        <draw:connector draw:style-name="gr57" draw:text-style-name="P40" draw:layer="layout" draw:type="line" svg:x1="6.753cm" svg:y1="9.928cm" svg:x2="6.753cm" svg:y2="10.441cm" draw:start-shape="id7" draw:start-glue-point="2" draw:end-shape="id8" draw:end-glue-point="0" svg:d="M6753 9928v513" svg:viewBox="0 0 1 514">
          <text:p/>
        </draw:connector>
        <draw:connector draw:style-name="gr57" draw:text-style-name="P40" draw:layer="layout" draw:type="line" svg:x1="14.611cm" svg:y1="6.989cm" svg:x2="14.611cm" svg:y2="7.502cm" draw:start-shape="id9" draw:start-glue-point="2" draw:end-shape="id10" draw:end-glue-point="0" svg:d="M14611 6989v513" svg:viewBox="0 0 1 514">
          <text:p/>
        </draw:connector>
        <draw:connector draw:style-name="gr57" draw:text-style-name="P40" draw:layer="layout" draw:type="line" svg:x1="14.611cm" svg:y1="8.459cm" svg:x2="14.611cm" svg:y2="8.971cm" draw:start-shape="id10" draw:start-glue-point="2" draw:end-shape="id11" draw:end-glue-point="0" svg:d="M14611 8459v512" svg:viewBox="0 0 1 513">
          <text:p/>
        </draw:connector>
        <draw:connector draw:style-name="gr57" draw:text-style-name="P40" draw:layer="layout" draw:type="line" svg:x1="14.611cm" svg:y1="9.928cm" svg:x2="14.611cm" svg:y2="10.441cm" draw:start-shape="id11" draw:start-glue-point="2" draw:end-shape="id12" draw:end-glue-point="0" svg:d="M14611 9928v513" svg:viewBox="0 0 1 514">
          <text:p/>
        </draw:connector>
        <draw:connector draw:style-name="gr57" draw:text-style-name="P40" draw:layer="layout" draw:type="line" svg:x1="10.682cm" svg:y1="8.459cm" svg:x2="10.682cm" svg:y2="8.971cm" draw:start-shape="id4" draw:start-glue-point="2" draw:end-shape="id13" draw:end-glue-point="0" svg:d="M10682 8459v512" svg:viewBox="0 0 1 513">
          <text:p/>
        </draw:connector>
        <draw:connector draw:style-name="gr57" draw:text-style-name="P40" draw:layer="layout" draw:type="line" svg:x1="10.682cm" svg:y1="9.997cm" svg:x2="10.696cm" svg:y2="10.441cm" draw:start-shape="id13" draw:start-glue-point="2" draw:end-shape="id14" draw:end-glue-point="0" svg:d="M10682 9997l14 444" svg:viewBox="0 0 15 445">
          <text:p/>
        </draw:connector>
        <draw:connector draw:style-name="gr57" draw:text-style-name="P40" draw:layer="layout" draw:type="line" svg:x1="10.696cm" svg:y1="11.193cm" svg:x2="10.696cm" svg:y2="11.705cm" draw:start-shape="id14" draw:start-glue-point="2" draw:end-shape="id15" draw:end-glue-point="0" svg:d="M10696 11193v512" svg:viewBox="0 0 1 513">
          <text:p/>
        </draw:connector>
        <draw:connector draw:style-name="gr57" draw:text-style-name="P40" draw:layer="layout" draw:type="line" svg:x1="10.696cm" svg:y1="12.662cm" svg:x2="10.696cm" svg:y2="13.175cm" draw:start-shape="id15" draw:start-glue-point="2" draw:end-shape="id16" draw:end-glue-point="0" svg:d="M10696 12662v513" svg:viewBox="0 0 1 514">
          <text:p/>
        </draw:connector>
        <draw:connector draw:style-name="gr57" draw:text-style-name="P40" draw:layer="layout" draw:type="line" svg:x1="10.682cm" svg:y1="15.626cm" svg:x2="10.682cm" svg:y2="16.138cm" draw:start-shape="id17" draw:start-glue-point="2" draw:end-shape="id18" draw:end-glue-point="0" svg:d="M10682 15626v512" svg:viewBox="0 0 1 513">
          <text:p/>
        </draw:connector>
        <draw:connector draw:style-name="gr57" draw:text-style-name="P40" draw:layer="layout" draw:type="line" svg:x1="10.682cm" svg:y1="16.89cm" svg:x2="10.682cm" svg:y2="17.403cm" draw:start-shape="id18" draw:start-glue-point="2" draw:end-shape="id19" draw:end-glue-point="0" svg:d="M10682 16890v513" svg:viewBox="0 0 1 514">
          <text:p/>
        </draw:connector>
        <draw:connector draw:style-name="gr57" draw:text-style-name="P40" draw:layer="layout" draw:type="line" svg:x1="10.682cm" svg:y1="18.428cm" svg:x2="10.682cm" svg:y2="18.941cm" draw:start-shape="id19" draw:start-glue-point="2" draw:end-shape="id20" draw:end-glue-point="0" svg:d="M10682 18428v513" svg:viewBox="0 0 1 514">
          <text:p/>
        </draw:connector>
        <draw:connector draw:style-name="gr57" draw:text-style-name="P40" draw:layer="layout" draw:type="line" svg:x1="10.682cm" svg:y1="19.898cm" svg:x2="10.682cm" svg:y2="20.41cm" draw:start-shape="id20" draw:start-glue-point="2" draw:end-shape="id21" draw:end-glue-point="0" svg:d="M10682 19898v512" svg:viewBox="0 0 1 513">
          <text:p/>
        </draw:connector>
        <draw:connector draw:style-name="gr57" draw:text-style-name="P40" draw:layer="layout" draw:type="line" svg:x1="10.682cm" svg:y1="21.367cm" svg:x2="10.682cm" svg:y2="21.88cm" draw:start-shape="id21" draw:start-glue-point="2" draw:end-shape="id22" draw:end-glue-point="0" svg:d="M10682 21367v513" svg:viewBox="0 0 1 514">
          <text:p/>
        </draw:connector>
        <draw:connector draw:style-name="gr57" draw:text-style-name="P40" draw:layer="layout" draw:type="line" svg:x1="10.682cm" svg:y1="22.905cm" svg:x2="10.682cm" svg:y2="23.418cm" draw:start-shape="id22" draw:start-glue-point="2" draw:end-shape="id23" draw:end-glue-point="0" svg:d="M10682 22905v513" svg:viewBox="0 0 1 514">
          <text:p/>
        </draw:connector>
        <draw:connector draw:style-name="gr57" draw:text-style-name="P40" draw:layer="layout" draw:type="line" svg:x1="10.682cm" svg:y1="24.374cm" svg:x2="10.682cm" svg:y2="24.887cm" draw:start-shape="id23" draw:start-glue-point="2" draw:end-shape="id24" draw:end-glue-point="0" svg:d="M10682 24374v513" svg:viewBox="0 0 1 514">
          <text:p/>
        </draw:connector>
        <draw:connector draw:style-name="gr57" draw:text-style-name="P40" draw:layer="layout" draw:type="line" svg:x1="10.682cm" svg:y1="5.007cm" svg:x2="10.682cm" svg:y2="6.032cm" draw:start-shape="id25" draw:start-glue-point="2" draw:end-shape="id3" draw:end-glue-point="0" svg:d="M10682 5007v1025" svg:viewBox="0 0 1 1026">
          <text:p/>
        </draw:connector>
        <draw:connector draw:style-name="gr58" draw:text-style-name="P27" draw:layer="layout" svg:x1="10.682cm" svg:y1="5.007cm" svg:x2="14.611cm" svg:y2="6.032cm" draw:start-shape="id25" draw:start-glue-point="2" draw:end-shape="id9" draw:end-glue-point="0" svg:d="M10682 5007v513h3929v512" svg:viewBox="0 0 3930 1026">
          <text:p/>
        </draw:connector>
        <draw:connector draw:style-name="gr58" draw:text-style-name="P27" draw:layer="layout" svg:x1="10.682cm" svg:y1="5.007cm" svg:x2="6.753cm" svg:y2="6.032cm" draw:start-shape="id25" draw:start-glue-point="2" draw:end-shape="id5" draw:end-glue-point="0" svg:d="M10682 5007v513h-3929v512" svg:viewBox="0 0 3930 1026">
          <text:p/>
        </draw:connector>
        <draw:connector draw:style-name="gr58" draw:text-style-name="P27" draw:layer="layout" svg:x1="11.877cm" svg:y1="22.392cm" svg:x2="12.39cm" svg:y2="20.888cm" draw:start-shape="id22" draw:start-glue-point="1" draw:end-shape="id21" draw:end-glue-point="1" svg:d="M11877 22392h1018v-1504h-505" svg:viewBox="0 0 1019 1505">
          <text:p/>
        </draw:connector>
        <draw:connector draw:style-name="gr58" draw:text-style-name="P27" draw:layer="layout" svg:x1="11.707cm" svg:y1="17.915cm" svg:x2="12.134cm" svg:y2="16.514cm" draw:start-shape="id19" draw:start-glue-point="1" draw:end-shape="id18" draw:end-glue-point="1" svg:d="M11707 17915h932v-1401h-505" svg:viewBox="0 0 933 1402">
          <text:p/>
        </draw:connector>
        <draw:connector draw:style-name="gr58" draw:text-style-name="P27" draw:layer="layout" svg:x1="10.682cm" svg:y1="25.639cm" svg:x2="9.23cm" svg:y2="16.514cm" draw:start-shape="id24" draw:start-glue-point="2" draw:end-shape="id18" draw:end-glue-point="3" svg:d="M10682 25639v505h-1957v-9630h505" svg:viewBox="0 0 1958 96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&quot;Anthropic Sans&quot;" svg:font-family="'&quot;Anthropic Sans&quot;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ash_20_Dot_20_2" draw:display-name="Dash Dot 2" draw:style="rect" draw:dots2="1" draw:dots2-length="0.068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4T11:04:15.957936000</meta:creation-date>
    <dc:date>2026-03-24T12:12:55.988174500</dc:date>
    <meta:editing-duration>PT12M14S</meta:editing-duration>
    <meta:editing-cycles>1</meta:editing-cycles>
    <meta:document-statistic meta:object-count="120"/>
    <meta:generator>LibreOffice/25.8.5.2$Windows_X86_64 LibreOffice_project/9c8b85f387cc00a89945a79c9e6239f32e450ac2</meta:generator>
  </office:meta>
</office:document-meta>
</file>